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Liberation Sans Narrow" svg:font-family="'Liberation Sans Narrow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54cm"/>
    </style:style>
    <style:style style:name="co2" style:family="table-column">
      <style:table-column-properties fo:break-before="auto" style:column-width="1.429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16.933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5.9cm"/>
    </style:style>
    <style:style style:name="co7" style:family="table-column">
      <style:table-column-properties fo:break-before="auto" style:column-width="9.022cm"/>
    </style:style>
    <style:style style:name="co8" style:family="table-column">
      <style:table-column-properties fo:break-before="auto" style:column-width="1.032cm"/>
    </style:style>
    <style:style style:name="co9" style:family="table-column">
      <style:table-column-properties fo:break-before="auto" style:column-width="0.953cm"/>
    </style:style>
    <style:style style:name="co10" style:family="table-column">
      <style:table-column-properties fo:break-before="auto" style:column-width="1.0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0.82cm" fo:break-before="auto" style:use-optimal-row-height="fals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773cm" fo:break-before="auto" style:use-optimal-row-height="fals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1.746cm" fo:break-before="auto" style:use-optimal-row-height="false"/>
    </style:style>
    <style:style style:name="ro11" style:family="table-row">
      <style:table-row-properties style:row-height="1.947cm" fo:break-before="auto" style:use-optimal-row-height="true"/>
    </style:style>
    <style:style style:name="ro12" style:family="table-row">
      <style:table-row-properties style:row-height="2.895cm" fo:break-before="auto" style:use-optimal-row-height="true"/>
    </style:style>
    <style:style style:name="ro13" style:family="table-row">
      <style:table-row-properties style:row-height="5.556cm" fo:break-before="auto" style:use-optimal-row-height="fals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0.529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62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Liberation Sans Narrow" fo:font-size="13pt" fo:font-weight="bold" style:font-name-asian="Liberation Sans Narrow" style:font-size-asian="13pt" style:font-weight-asian="bold" style:font-name-complex="Liberation Sans Narrow" style:font-size-complex="13pt" style:font-weight-complex="bold"/>
    </style:style>
    <style:style style:name="ce3" style:family="table-cell" style:parent-style-name="Default" style:data-style-name="N0">
      <style:table-cell-properties style:vertical-align="middle"/>
      <style:text-properties style:font-name="Liberation Sans Narrow" style:font-name-asian="Liberation Sans Narrow" style:font-name-complex="Liberation Sans Narrow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ans Narrow" fo:font-size="12pt" fo:font-weight="bold" style:font-name-asian="Liberation Sans Narrow" style:font-size-asian="12pt" style:font-weight-asian="bold" style:font-name-complex="Liberation Sans Narrow" style:font-size-complex="12pt" style:font-weight-complex="bold"/>
    </style:style>
    <style:style style:name="ce5" style:family="table-cell" style:parent-style-name="Default" style:data-style-name="N0">
      <style:table-cell-properties fo:border-bottom="0.002cm solid #ffffff" fo:background-color="#ff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ans Narrow" fo:font-size="12pt" fo:font-weight="bold" style:font-name-asian="Liberation Sans Narrow" style:font-size-asian="12pt" style:font-weight-asian="bold" style:font-name-complex="Liberation Sans Narrow" style:font-size-complex="12pt" style:font-weight-complex="bold"/>
    </style:style>
    <style:style style:name="ce6" style:family="table-cell" style:parent-style-name="Lien_20_hypertexte" style:data-style-name="N0">
      <style:table-cell-properties fo:border-bottom="0.071cm solid #ffffff" fo:background-color="#e26b0a" style:text-align-source="fix" style:repeat-content="false" fo:wrap-option="wrap" fo:border-left="none" fo:border-right="0.071cm solid #ffffff" fo:border-top="none" style:vertical-align="middle"/>
      <style:paragraph-properties fo:text-align="center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Lien_20_hypertexte" style:data-style-name="N0">
      <style:table-cell-properties fo:border-bottom="0.071cm solid #ffffff" fo:background-color="#92d050" style:text-align-source="fix" style:repeat-content="false" fo:wrap-option="wrap" fo:border-left="none" fo:border-right="0.071cm solid #ffffff" fo:border-top="none" style:vertical-align="middle"/>
      <style:paragraph-properties fo:text-align="center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Lien_20_hypertexte" style:data-style-name="N0">
      <style:table-cell-properties fo:border-bottom="0.071cm solid #ffffff" fo:background-color="#00b050" style:text-align-source="fix" style:repeat-content="false" fo:wrap-option="wrap" fo:border-left="none" fo:border-right="0.071cm solid #ffffff" fo:border-top="none" style:vertical-align="middle"/>
      <style:paragraph-properties fo:text-align="center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Liberation Sans Narrow" fo:font-size="12pt" fo:font-weight="bold" style:font-name-asian="Liberation Sans Narrow" style:font-size-asian="12pt" style:font-weight-asian="bold" style:font-name-complex="Liberation Sans Narrow" style:font-size-complex="12pt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Liberation Sans Narrow" fo:font-size="12pt" fo:font-weight="bold" style:font-name-asian="Liberation Sans Narrow" style:font-size-asian="12pt" style:font-weight-asian="bold" style:font-name-complex="Liberation Sans Narrow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 Narrow" fo:font-size="12pt" style:font-name-asian="Liberation Sans Narrow" style:font-size-asian="12pt" style:font-name-complex="Liberation Sans Narrow" style:font-size-complex="12pt"/>
    </style:style>
    <style:style style:name="ce12" style:family="table-cell" style:parent-style-name="Default" style:data-style-name="N0">
      <style:table-cell-properties fo:border-bottom="0.088cm solid #000000" fo:background-color="#bfbfbf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wrap-option="wrap" style:vertical-align="automatic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ackground-color="#366092" style:text-align-source="fix" style:repeat-content="false" fo:wrap-option="wrap" fo:border="0.088cm solid #000000" style:vertical-align="middle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366092" style:text-align-source="fix" style:repeat-content="false" fo:wrap-option="wrap" fo:border="0.088cm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ff0000" fo:font-weight="bold" style:font-weight-asian="bold" style:font-weight-complex="bold"/>
    </style:style>
    <style:style style:name="ce17" style:family="table-cell" style:parent-style-name="Default" style:data-style-name="N0">
      <style:table-cell-properties fo:wrap-option="wrap" style:vertical-align="top"/>
      <style:text-properties fo:color="#ff0000" fo:font-weight="bold" style:font-weight-asian="bold" style:font-weight-complex="bold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 style:data-style-name="N0">
      <style:table-cell-properties fo:border-bottom="0.088cm solid #000000" fo:background-color="#95b3d7" style:text-align-source="fix" style:repeat-content="false" fo:wrap-option="wrap" fo:border-left="0.088cm solid #000000" fo:border-right="0.071cm solid #000000" fo:border-top="0.088cm solid #000000" style:vertical-align="middle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fo:border-bottom="0.088cm solid #000000" fo:background-color="#95b3d7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order-bottom="0.002cm solid #000000" fo:background-color="#dce6f1" style:text-align-source="fix" style:repeat-content="false" fo:wrap-option="wrap" fo:border-left="0.071cm solid #000000" fo:border-right="0.002cm solid #000000" fo:border-top="0.088cm solid #000000" style:vertical-align="top"/>
      <style:paragraph-properties fo:text-align="start" fo:margin-left="0cm"/>
    </style:style>
    <style:style style:name="ce22" style:family="table-cell" style:parent-style-name="Default" style:data-style-name="N0">
      <style:table-cell-properties fo:border-bottom="0.002cm solid #000000" fo:background-color="#dce6f1" style:text-align-source="fix" style:repeat-content="false" fo:wrap-option="wrap" fo:border-left="0.071cm solid #000000" fo:border-right="0.002cm solid #000000" fo:border-top="0.002cm solid #000000" style:vertical-align="top"/>
      <style:paragraph-properties fo:text-align="start" fo:margin-left="0cm"/>
    </style:style>
    <style:style style:name="ce23" style:family="table-cell" style:parent-style-name="Default" style:data-style-name="N0">
      <style:table-cell-properties fo:border-bottom="none" fo:background-color="#dce6f1" style:text-align-source="fix" style:repeat-content="false" fo:wrap-option="wrap" fo:border-left="0.071cm solid #000000" fo:border-right="0.002cm solid #000000" fo:border-top="0.002cm solid #000000" style:vertical-align="top"/>
      <style:paragraph-properties fo:text-align="start" fo:margin-left="0cm"/>
    </style:style>
    <style:style style:name="ce24" style:family="table-cell" style:parent-style-name="Default" style:data-style-name="N0">
      <style:table-cell-properties fo:border-bottom="0.002cm solid #000000" fo:background-color="#dce6f1" style:text-align-source="fix" style:repeat-content="false" fo:wrap-option="wrap" fo:border-left="0.002cm solid #000000" fo:border-right="0.002cm solid #000000" fo:border-top="0.088cm solid #000000" style:vertical-align="top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#dce6f1" style:text-align-source="fix" style:repeat-content="false" fo:wrap-option="wrap" fo:border="0.002cm solid #000000" style:vertical-align="top"/>
      <style:paragraph-properties fo:text-align="start" fo:margin-left="0cm"/>
    </style:style>
    <style:style style:name="ce26" style:family="table-cell" style:parent-style-name="Default" style:data-style-name="N0">
      <style:table-cell-properties fo:border-bottom="none" fo:background-color="#dce6f1" style:text-align-source="fix" style:repeat-content="false" fo:wrap-option="wrap" fo:border-left="0.002cm solid #000000" fo:border-right="0.002cm solid #000000" fo:border-top="0.002cm solid #000000" style:vertical-align="top"/>
      <style:paragraph-properties fo:text-align="start" fo:margin-left="0cm"/>
    </style:style>
    <style:style style:name="ce27" style:family="table-cell" style:parent-style-name="Default" style:data-style-name="N0">
      <style:table-cell-properties fo:border-bottom="0.088cm solid #000000" fo:background-color="#dce6f1" style:text-align-source="fix" style:repeat-content="false" fo:wrap-option="wrap" fo:border-left="0.002cm solid #000000" fo:border-right="0.002cm solid #000000" fo:border-top="0.002cm solid #000000" style:vertical-align="top"/>
      <style:paragraph-properties fo:text-align="start" fo:margin-left="0cm"/>
    </style:style>
    <style:style style:name="ce28" style:family="table-cell" style:parent-style-name="Default" style:data-style-name="N0">
      <style:table-cell-properties fo:background-color="#bfbfbf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0">
      <style:table-cell-properties fo:background-color="#bfbfbf" style:text-align-source="fix" style:repeat-content="false" fo:border="0.002cm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30" style:family="table-cell" style:parent-style-name="Lien_20_hypertexte" style:data-style-name="N0">
      <style:table-cell-properties fo:border-bottom="0.088cm solid #000000" fo:background-color="#000000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0.088cm solid #000000" style:vertical-align="automatic"/>
      <style:map style:condition="is-true-formula(NOT(ISBLANK([.D3])))" style:apply-style-name="cf5" style:base-cell-address="'Auto-positionnement'.D3"/>
    </style:style>
    <style:style style:name="ce32" style:family="table-cell" style:parent-style-name="Default" style:data-style-name="N0">
      <style:table-cell-properties fo:wrap-option="wrap" fo:border="0.002cm solid #000000" style:vertical-align="automatic"/>
      <style:map style:condition="is-true-formula(NOT(ISBLANK([.D3])))" style:apply-style-name="cf5" style:base-cell-address="'Auto-positionnement'.D3"/>
    </style:style>
    <style:style style:name="ce33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automatic"/>
      <style:map style:condition="is-true-formula(NOT(ISBLANK([.D3])))" style:apply-style-name="cf5" style:base-cell-address="'Auto-positionnement'.D3"/>
    </style:style>
    <style:style style:name="ce34" style:family="table-cell" style:parent-style-name="Default" style:data-style-name="N0">
      <style:table-cell-properties fo:border-bottom="0.088cm solid #000000" fo:wrap-option="wrap" fo:border-left="0.002cm solid #000000" fo:border-right="0.002cm solid #000000" fo:border-top="0.002cm solid #000000" style:vertical-align="automatic"/>
      <style:map style:condition="is-true-formula(NOT(ISBLANK([.D3])))" style:apply-style-name="cf5" style:base-cell-address="'Auto-positionnement'.D3"/>
    </style:style>
    <style:style style:name="ce35" style:family="table-cell" style:parent-style-name="Lien_20_hypertexte" style:data-style-name="N0">
      <style:table-cell-properties fo:border-bottom="0.088cm solid #000000" fo:background-color="#ff0000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0.088cm solid #000000" style:vertical-align="automatic"/>
      <style:map style:condition="is-true-formula(NOT(ISBLANK([.E3])))" style:apply-style-name="cf1" style:base-cell-address="'Auto-positionnement'.E3"/>
    </style:style>
    <style:style style:name="ce37" style:family="table-cell" style:parent-style-name="Default" style:data-style-name="N0">
      <style:table-cell-properties fo:wrap-option="wrap" fo:border="0.002cm solid #000000" style:vertical-align="automatic"/>
      <style:map style:condition="is-true-formula(NOT(ISBLANK([.E3])))" style:apply-style-name="cf1" style:base-cell-address="'Auto-positionnement'.E3"/>
    </style:style>
    <style:style style:name="ce38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automatic"/>
      <style:map style:condition="is-true-formula(NOT(ISBLANK([.E3])))" style:apply-style-name="cf1" style:base-cell-address="'Auto-positionnement'.E3"/>
    </style:style>
    <style:style style:name="ce39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0.088cm solid #000000" style:vertical-align="automatic"/>
      <style:map style:condition="is-true-formula(NOT(ISBLANK([.E8])))" style:apply-style-name="cf1" style:base-cell-address="'Auto-positionnement'.E8"/>
    </style:style>
    <style:style style:name="ce40" style:family="table-cell" style:parent-style-name="Default" style:data-style-name="N0">
      <style:table-cell-properties fo:wrap-option="wrap" fo:border="0.002cm solid #000000" style:vertical-align="automatic"/>
      <style:map style:condition="is-true-formula(NOT(ISBLANK([.E8])))" style:apply-style-name="cf1" style:base-cell-address="'Auto-positionnement'.E8"/>
    </style:style>
    <style:style style:name="ce41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automatic"/>
      <style:map style:condition="is-true-formula(NOT(ISBLANK([.E8])))" style:apply-style-name="cf1" style:base-cell-address="'Auto-positionnement'.E8"/>
    </style:style>
    <style:style style:name="ce42" style:family="table-cell" style:parent-style-name="Default" style:data-style-name="N0">
      <style:table-cell-properties fo:border-bottom="0.088cm solid #000000" fo:wrap-option="wrap" fo:border-left="0.002cm solid #000000" fo:border-right="0.002cm solid #000000" fo:border-top="0.002cm solid #000000" style:vertical-align="automatic"/>
      <style:map style:condition="is-true-formula(NOT(ISBLANK([.E8])))" style:apply-style-name="cf1" style:base-cell-address="'Auto-positionnement'.E8"/>
    </style:style>
    <style:style style:name="ce43" style:family="table-cell" style:parent-style-name="Lien_20_hypertexte" style:data-style-name="N0">
      <style:table-cell-properties fo:border-bottom="0.088cm solid #000000" fo:background-color="#e26b0a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0.088cm solid #000000" style:vertical-align="automatic"/>
      <style:map style:condition="is-true-formula(NOT(ISBLANK([.F3])))" style:apply-style-name="cf2" style:base-cell-address="'Auto-positionnement'.F3"/>
    </style:style>
    <style:style style:name="ce45" style:family="table-cell" style:parent-style-name="Default" style:data-style-name="N0">
      <style:table-cell-properties fo:wrap-option="wrap" fo:border="0.002cm solid #000000" style:vertical-align="automatic"/>
      <style:map style:condition="is-true-formula(NOT(ISBLANK([.F3])))" style:apply-style-name="cf2" style:base-cell-address="'Auto-positionnement'.F3"/>
    </style:style>
    <style:style style:name="ce46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automatic"/>
      <style:map style:condition="is-true-formula(NOT(ISBLANK([.F3])))" style:apply-style-name="cf2" style:base-cell-address="'Auto-positionnement'.F3"/>
    </style:style>
    <style:style style:name="ce47" style:family="table-cell" style:parent-style-name="Default" style:data-style-name="N0">
      <style:table-cell-properties fo:border-bottom="0.088cm solid #000000" fo:wrap-option="wrap" fo:border-left="0.002cm solid #000000" fo:border-right="0.002cm solid #000000" fo:border-top="0.002cm solid #000000" style:vertical-align="automatic"/>
      <style:map style:condition="is-true-formula(NOT(ISBLANK([.F3])))" style:apply-style-name="cf2" style:base-cell-address="'Auto-positionnement'.F3"/>
    </style:style>
    <style:style style:name="ce48" style:family="table-cell" style:parent-style-name="Lien_20_hypertexte" style:data-style-name="N0">
      <style:table-cell-properties fo:border-bottom="0.088cm solid #000000" fo:background-color="#92d050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0.088cm solid #000000" style:vertical-align="automatic"/>
      <style:map style:condition="is-true-formula(NOT(ISBLANK([.G3])))" style:apply-style-name="cf3" style:base-cell-address="'Auto-positionnement'.G3"/>
    </style:style>
    <style:style style:name="ce50" style:family="table-cell" style:parent-style-name="Default" style:data-style-name="N0">
      <style:table-cell-properties fo:wrap-option="wrap" fo:border="0.002cm solid #000000" style:vertical-align="automatic"/>
      <style:map style:condition="is-true-formula(NOT(ISBLANK([.G3])))" style:apply-style-name="cf3" style:base-cell-address="'Auto-positionnement'.G3"/>
    </style:style>
    <style:style style:name="ce51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automatic"/>
      <style:map style:condition="is-true-formula(NOT(ISBLANK([.G3])))" style:apply-style-name="cf3" style:base-cell-address="'Auto-positionnement'.G3"/>
    </style:style>
    <style:style style:name="ce52" style:family="table-cell" style:parent-style-name="Default" style:data-style-name="N0">
      <style:table-cell-properties fo:border-bottom="0.088cm solid #000000" fo:wrap-option="wrap" fo:border-left="0.002cm solid #000000" fo:border-right="0.002cm solid #000000" fo:border-top="0.002cm solid #000000" style:vertical-align="automatic"/>
      <style:map style:condition="is-true-formula(NOT(ISBLANK([.G3])))" style:apply-style-name="cf3" style:base-cell-address="'Auto-positionnement'.G3"/>
    </style:style>
    <style:style style:name="ce53" style:family="table-cell" style:parent-style-name="Lien_20_hypertexte" style:data-style-name="N0">
      <style:table-cell-properties fo:border-bottom="0.088cm solid #000000" fo:background-color="#00b050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0.088cm solid #000000" style:vertical-align="automatic"/>
      <style:map style:condition="is-true-formula(NOT(ISBLANK([.H3])))" style:apply-style-name="cf4" style:base-cell-address="'Auto-positionnement'.H3"/>
    </style:style>
    <style:style style:name="ce55" style:family="table-cell" style:parent-style-name="Default" style:data-style-name="N0">
      <style:table-cell-properties fo:wrap-option="wrap" fo:border="0.002cm solid #000000" style:vertical-align="automatic"/>
      <style:map style:condition="is-true-formula(NOT(ISBLANK([.H3])))" style:apply-style-name="cf4" style:base-cell-address="'Auto-positionnement'.H3"/>
    </style:style>
    <style:style style:name="ce56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automatic"/>
      <style:map style:condition="is-true-formula(NOT(ISBLANK([.H3])))" style:apply-style-name="cf4" style:base-cell-address="'Auto-positionnement'.H3"/>
    </style:style>
    <style:style style:name="ce57" style:family="table-cell" style:parent-style-name="Default" style:data-style-name="N0">
      <style:table-cell-properties fo:border-bottom="0.088cm solid #000000" fo:wrap-option="wrap" fo:border-left="0.002cm solid #000000" fo:border-right="0.002cm solid #000000" fo:border-top="0.002cm solid #000000" style:vertical-align="automatic"/>
      <style:map style:condition="is-true-formula(NOT(ISBLANK([.H3])))" style:apply-style-name="cf4" style:base-cell-address="'Auto-positionnement'.H3"/>
    </style:style>
    <style:style style:name="ce58" style:family="table-cell" style:parent-style-name="Default" style:data-style-name="N0">
      <style:table-cell-properties fo:border-bottom="0.088cm solid #000000" fo:background-color="#bfbfbf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88cm solid #000000" fo:border-top="0.088cm solid #000000" style:vertical-align="top"/>
      <style:paragraph-properties fo:text-align="start" fo:margin-left="0cm"/>
      <style:map style:condition="is-true-formula(NOT(ISBLANK([.I3])))" style:apply-style-name="cf6" style:base-cell-address="'Auto-positionnement'.I3"/>
    </style:style>
    <style:style style:name="ce60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 fo:margin-left="0cm"/>
      <style:map style:condition="is-true-formula(NOT(ISBLANK([.I3])))" style:apply-style-name="cf6" style:base-cell-address="'Auto-positionnement'.I3"/>
    </style:style>
    <style:style style:name="ce61" style:family="table-cell" style:parent-style-name="Default" style:data-style-name="N0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 fo:margin-left="0cm"/>
      <style:map style:condition="is-true-formula(NOT(ISBLANK([.I3])))" style:apply-style-name="cf6" style:base-cell-address="'Auto-positionnement'.I3"/>
    </style:style>
    <style:style style:name="gr1" style:family="graphic">
      <style:graphic-properties draw:stroke="none" draw:fill="solid" draw:fill-color="#7f7f7f" draw:opacity="100%"/>
    </style:style>
    <style:style style:name="gr2" style:family="graphic">
      <style:graphic-properties draw:stroke="solid" svg:stroke-width="0.071cm" svg:stroke-color="#ffffff" svg:stroke-opacity="100%" draw:fill="solid" draw:fill-color="#ff0000" draw:opacity="100%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.112cm" fo:padding-right="0cm" fo:wrap-option="wrap"/>
    </style:style>
    <style:style style:name="gr4" style:family="graphic">
      <style:graphic-properties draw:stroke="solid" svg:stroke-width="0.071cm" svg:stroke-color="#ffffff" svg:stroke-opacity="100%" draw:fill="solid" draw:fill-color="#e46c0a" draw:opacity="100%"/>
    </style:style>
    <style:style style:name="gr5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.195cm" fo:padding-right="0cm" fo:wrap-option="wrap"/>
    </style:style>
    <style:style style:name="gr6" style:family="graphic">
      <style:graphic-properties draw:stroke="solid" svg:stroke-width="0.071cm" svg:stroke-color="#ffffff" svg:stroke-opacity="100%" draw:fill="solid" draw:fill-color="#92d050" draw:opacity="100%"/>
    </style:style>
    <style:style style:name="gr7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.259cm" fo:padding-right="0cm" fo:wrap-option="wrap"/>
    </style:style>
    <style:style style:name="gr8" style:family="graphic">
      <style:graphic-properties draw:stroke="solid" svg:stroke-width="0.071cm" svg:stroke-color="#ffffff" svg:stroke-opacity="100%" draw:fill="solid" draw:fill-color="#00b050" draw:opacity="100%"/>
    </style:style>
    <style:style style:name="gr9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.347cm" fo:padding-right="0cm" fo:wrap-option="wrap"/>
    </style:style>
    <style:style style:name="gr10" style:family="graphic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11" style:family="graphic">
      <style:graphic-properties draw:stroke="solid" svg:stroke-color="#000000" draw:marker-start="Extrémités_20_de_20_ligne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margin-left="0cm" fo:margin-right="0cm" fo:margin-top="0cm" fo:margin-bottom="0.176cm" fo:line-height="9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false"/>
    </style:style>
    <style:style style:name="P3" style:family="paragraph">
      <style:paragraph-properties fo:margin-left="0cm" fo:margin-right="0cm" fo:margin-top="0cm" fo:margin-bottom="0.353cm" fo:line-height="115%" fo:text-indent="0cm" style:punctuation-wrap="hanging">
        <style:tab-stops/>
      </style:paragraph-properties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line-through-style="none" style:text-position="0% 100%" fo:font-family="'Liberation Sans Narrow'" style:font-family-generic="swiss" style:font-pitch="variable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Liberation Sans Narrow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Calibri" style:font-size-asian="12pt" style:font-style-asian="normal" style:font-weight-asian="normal" style:font-family-complex="'Times New Roman'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fo:font-family="Tahoma" fo:font-size="9pt" fo:font-style="normal" fo:text-shadow="none" style:text-underline-style="none" fo:font-weight="bold" style:font-family-asian="Tahoma" style:font-size-asian="9pt" style:font-style-asian="normal" style:font-weight-asian="bold" style:font-family-complex="Tahoma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fo:font-family="Tahoma" fo:font-size="9pt" fo:font-style="normal" fo:text-shadow="none" style:text-underline-style="none" fo:font-weight="normal" style:font-family-asian="Tahoma" style:font-size-asian="9pt" style:font-style-asian="normal" style:font-weight-asian="normal" style:font-family-complex="Tahoma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font-name="Liberation Sans Narrow" fo:font-size="11pt" fo:font-style="normal" fo:text-shadow="none" style:text-underline-style="none" fo:font-weight="bold" style:font-name-asian="Liberation Sans Narrow" style:font-size-asian="11pt" style:font-style-asian="normal" style:font-weight-asian="bold" style:font-name-complex="Liberation Sans Narrow" style:font-size-complex="11pt" style:font-style-complex="normal" style:font-weight-complex="bold"/>
    </style:style>
    <style:style style:name="T6" style:family="text">
      <style:text-properties fo:color="#000000" style:text-outline="false" style:text-line-through-style="none" style:font-name="Liberation Sans Narrow" fo:font-size="12pt" fo:font-style="normal" fo:text-shadow="none" style:text-underline-style="none" fo:font-weight="bold" style:font-name-asian="Liberation Sans Narrow" style:font-size-asian="12pt" style:font-style-asian="normal" style:font-weight-asian="bold" style:font-name-complex="Liberation Sans Narrow" style:font-size-complex="12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Niveau_d'évalua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Les niveaux d’évaluation</text:p>
            <draw:g table:end-cell-address="'Niveau_d''évaluation'.A9" table:end-x="10.451cm" table:end-y="0.383cm" draw:z-index="0" draw:name="Groupe 1">
              <draw:g draw:name="Diagramme 2">
                <draw:custom-shape draw:style-name="gr1" svg:width="9.211cm" svg:height="5.757cm" svg:x="1.24cm" svg:y="0.576cm">
                  <text:p/>
                  <draw:enhanced-geometry svg:viewBox="0 0 21600 21600" draw:path-stretchpoint-x="21600" draw:path-stretchpoint-y="21600" draw:text-areas="?f2 ?f4 ?f3 ?f5" draw:glue-points="?f2 ?f5 ?f26 ?f4 ?f3 ?f35 ?f30 ?f31" draw:type="non-primitive" draw:modifiers="25000 25000" draw:enhanced-path="M ?f2 ?f5 Q ?f10 ?f37 ?f18 ?f19 L ?f26 ?f4 ?f3 ?f35 ?f30 ?f31 ?f29 ?f28 Q ?f9 ?f39 ?f2 ?f5 Z N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6"/>
                    <draw:equation draw:name="f8" draw:formula="?f3 - ?f2"/>
                    <draw:equation draw:name="f9" draw:formula="?f8 / 4"/>
                    <draw:equation draw:name="f10" draw:formula="?f8 / 6"/>
                    <draw:equation draw:name="f11" draw:formula="min(?f8, ?f6)"/>
                    <draw:equation draw:name="f12" draw:formula="?f11 / 8"/>
                    <draw:equation draw:name="f13" draw:formula="5419351 / 1725033"/>
                    <draw:equation draw:name="f14" draw:formula="$0"/>
                    <draw:equation draw:name="f15" draw:formula="$1"/>
                    <draw:equation draw:name="f16" draw:formula="?f6 * ?f14 / 100000"/>
                    <draw:equation draw:name="f17" draw:formula="?f11 * ?f15 / 100000"/>
                    <draw:equation draw:name="f18" draw:formula="?f3 - ?f17"/>
                    <draw:equation draw:name="f19" draw:formula="?f4 + ?f12"/>
                    <draw:equation draw:name="f20" draw:formula="?f1 / 14"/>
                    <draw:equation draw:name="f21" draw:formula="?f20 + ?f1"/>
                    <draw:equation draw:name="f22" draw:formula="?f21 * ?f13 / ?f0"/>
                    <draw:equation draw:name="f23" draw:formula="0 - ?f22"/>
                    <draw:equation draw:name="f24" draw:formula="tan(?f23)"/>
                    <draw:equation draw:name="f25" draw:formula="1 * ?f12 / ?f24"/>
                    <draw:equation draw:name="f26" draw:formula="?f18 - ?f25"/>
                    <draw:equation draw:name="f27" draw:formula="1 * ?f16 / ?f24"/>
                    <draw:equation draw:name="f28" draw:formula="?f19 + ?f16"/>
                    <draw:equation draw:name="f29" draw:formula="?f18 + ?f27"/>
                    <draw:equation draw:name="f30" draw:formula="?f29 + ?f25"/>
                    <draw:equation draw:name="f31" draw:formula="?f28 + ?f12"/>
                    <draw:equation draw:name="f32" draw:formula="?f31 - ?f4"/>
                    <draw:equation draw:name="f33" draw:formula="?f32 / 2"/>
                    <draw:equation draw:name="f34" draw:formula="?f6 / 20"/>
                    <draw:equation draw:name="f35" draw:formula="?f4 + ?f33 - ?f34"/>
                    <draw:equation draw:name="f36" draw:formula="?f7"/>
                    <draw:equation draw:name="f37" draw:formula="?f7 + ?f36"/>
                    <draw:equation draw:name="f38" draw:formula="?f7 / 2"/>
                    <draw:equation draw:name="f39" draw:formula="?f28 + ?f38"/>
                  </draw:enhanced-geometry>
                </draw:custom-shape>
                <draw:custom-shape draw:style-name="gr2" svg:width="0.212cm" svg:height="0.212cm" svg:x="2.147cm" svg:y="4.857cm">
                  <text:p/>
  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draw:style-name="gr3" draw:text-style-name="P2" svg:width="1.575cm" svg:height="1.37cm" svg:x="1.945cm" svg:y="5.381cm">
                  <text:p text:style-name="P1"><text:span text:style-name="T1">Notions</text:span></text:p>
                  <draw:enhanced-geometry svg:viewBox="0 0 567056 493273" draw:text-areas="?f16 ?f18 ?f17 ?f19" draw:glue-points="?f12 ?f13 ?f14 ?f13 ?f14 ?f15 ?f12 ?f15 ?f12 ?f13" draw:type="non-primitive" draw:enhanced-path="M 0 0 L 567056 0 567056 493273 0 493273 0 0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?f5 / 567056"/>
                    <draw:equation draw:name="f7" draw:formula="?f4 / 493273"/>
                    <draw:equation draw:name="f8" draw:formula="0 * ?f5 / 567056"/>
                    <draw:equation draw:name="f9" draw:formula="0 * ?f4 / 493273"/>
                    <draw:equation draw:name="f10" draw:formula="567056 * ?f5 / 567056"/>
                    <draw:equation draw:name="f11" draw:formula="493273 * ?f4 / 493273"/>
                    <draw:equation draw:name="f12" draw:formula="?f8 / ?f6"/>
                    <draw:equation draw:name="f13" draw:formula="?f9 / ?f7"/>
                    <draw:equation draw:name="f14" draw:formula="?f10 / ?f6"/>
                    <draw:equation draw:name="f15" draw:formula="?f11 / ?f7"/>
                    <draw:equation draw:name="f16" draw:formula="?f0 / ?f6"/>
                    <draw:equation draw:name="f17" draw:formula="?f1 / ?f6"/>
                    <draw:equation draw:name="f18" draw:formula="?f2 / ?f7"/>
                    <draw:equation draw:name="f19" draw:formula="?f3 / ?f7"/>
                  </draw:enhanced-geometry>
                </draw:custom-shape>
                <draw:custom-shape draw:style-name="gr4" svg:width="0.368cm" svg:height="0.368cm" svg:x="3.644cm" svg:y="3.518cm">
                  <text:p/>
  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draw:style-name="gr5" draw:text-style-name="P2" svg:width="1.934cm" svg:height="2.631cm" svg:x="3.542cm" svg:y="4.252cm">
                  <text:p text:style-name="P1"><text:span text:style-name="T1">Application</text:span></text:p>
                  <draw:enhanced-geometry svg:viewBox="0 0 696385 947167" draw:text-areas="?f16 ?f18 ?f17 ?f19" draw:glue-points="?f12 ?f13 ?f14 ?f13 ?f14 ?f15 ?f12 ?f15 ?f12 ?f13" draw:type="non-primitive" draw:enhanced-path="M 0 0 L 696385 0 696385 947167 0 947167 0 0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?f5 / 696385"/>
                    <draw:equation draw:name="f7" draw:formula="?f4 / 947167"/>
                    <draw:equation draw:name="f8" draw:formula="0 * ?f5 / 696385"/>
                    <draw:equation draw:name="f9" draw:formula="0 * ?f4 / 947167"/>
                    <draw:equation draw:name="f10" draw:formula="696385 * ?f5 / 696385"/>
                    <draw:equation draw:name="f11" draw:formula="947167 * ?f4 / 947167"/>
                    <draw:equation draw:name="f12" draw:formula="?f8 / ?f6"/>
                    <draw:equation draw:name="f13" draw:formula="?f9 / ?f7"/>
                    <draw:equation draw:name="f14" draw:formula="?f10 / ?f6"/>
                    <draw:equation draw:name="f15" draw:formula="?f11 / ?f7"/>
                    <draw:equation draw:name="f16" draw:formula="?f0 / ?f6"/>
                    <draw:equation draw:name="f17" draw:formula="?f1 / ?f6"/>
                    <draw:equation draw:name="f18" draw:formula="?f2 / ?f7"/>
                    <draw:equation draw:name="f19" draw:formula="?f3 / ?f7"/>
                  </draw:enhanced-geometry>
                </draw:custom-shape>
                <draw:custom-shape draw:style-name="gr6" svg:width="0.488cm" svg:height="0.488cm" svg:x="5.555cm" svg:y="2.531cm">
                  <text:p/>
  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draw:style-name="gr7" draw:text-style-name="P2" svg:width="1.934cm" svg:height="3.558cm" svg:x="5.359cm" svg:y="3.457cm">
                  <text:p text:style-name="P1"><text:span text:style-name="T1">Maîtrise</text:span></text:p>
                  <draw:enhanced-geometry svg:viewBox="0 0 696385 1280852" draw:text-areas="?f16 ?f18 ?f17 ?f19" draw:glue-points="?f12 ?f13 ?f14 ?f13 ?f14 ?f15 ?f12 ?f15 ?f12 ?f13" draw:type="non-primitive" draw:enhanced-path="M 0 0 L 696385 0 696385 1280852 0 1280852 0 0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?f5 / 696385"/>
                    <draw:equation draw:name="f7" draw:formula="?f4 / 1280852"/>
                    <draw:equation draw:name="f8" draw:formula="0 * ?f5 / 696385"/>
                    <draw:equation draw:name="f9" draw:formula="0 * ?f4 / 1280852"/>
                    <draw:equation draw:name="f10" draw:formula="696385 * ?f5 / 696385"/>
                    <draw:equation draw:name="f11" draw:formula="1280852 * ?f4 / 1280852"/>
                    <draw:equation draw:name="f12" draw:formula="?f8 / ?f6"/>
                    <draw:equation draw:name="f13" draw:formula="?f9 / ?f7"/>
                    <draw:equation draw:name="f14" draw:formula="?f10 / ?f6"/>
                    <draw:equation draw:name="f15" draw:formula="?f11 / ?f7"/>
                    <draw:equation draw:name="f16" draw:formula="?f0 / ?f6"/>
                    <draw:equation draw:name="f17" draw:formula="?f1 / ?f6"/>
                    <draw:equation draw:name="f18" draw:formula="?f2 / ?f7"/>
                    <draw:equation draw:name="f19" draw:formula="?f3 / ?f7"/>
                  </draw:enhanced-geometry>
                </draw:custom-shape>
                <draw:custom-shape draw:style-name="gr8" svg:width="0.654cm" svg:height="0.654cm" svg:x="7.637cm" svg:y="1.878cm">
                  <text:p/>
  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draw:style-name="gr9" draw:text-style-name="P2" svg:width="1.934cm" svg:height="4.128cm" svg:x="7.216cm" svg:y="3.063cm">
                  <text:p text:style-name="P1"><text:span text:style-name="T1">Expertise</text:span></text:p>
                  <draw:enhanced-geometry svg:viewBox="0 0 696385 1486037" draw:text-areas="?f16 ?f18 ?f17 ?f19" draw:glue-points="?f12 ?f13 ?f14 ?f13 ?f14 ?f15 ?f12 ?f15 ?f12 ?f13" draw:type="non-primitive" draw:enhanced-path="M 0 0 L 696385 0 696385 1486037 0 1486037 0 0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?f5 / 696385"/>
                    <draw:equation draw:name="f7" draw:formula="?f4 / 1486037"/>
                    <draw:equation draw:name="f8" draw:formula="0 * ?f5 / 696385"/>
                    <draw:equation draw:name="f9" draw:formula="0 * ?f4 / 1486037"/>
                    <draw:equation draw:name="f10" draw:formula="696385 * ?f5 / 696385"/>
                    <draw:equation draw:name="f11" draw:formula="1486037 * ?f4 / 1486037"/>
                    <draw:equation draw:name="f12" draw:formula="?f8 / ?f6"/>
                    <draw:equation draw:name="f13" draw:formula="?f9 / ?f7"/>
                    <draw:equation draw:name="f14" draw:formula="?f10 / ?f6"/>
                    <draw:equation draw:name="f15" draw:formula="?f11 / ?f7"/>
                    <draw:equation draw:name="f16" draw:formula="?f0 / ?f6"/>
                    <draw:equation draw:name="f17" draw:formula="?f1 / ?f6"/>
                    <draw:equation draw:name="f18" draw:formula="?f2 / ?f7"/>
                    <draw:equation draw:name="f19" draw:formula="?f3 / ?f7"/>
                  </draw:enhanced-geometry>
                </draw:custom-shape>
              </draw:g>
              <draw:frame draw:name="Zone de texte 2" draw:style-name="gr10" draw:text-style-name="P2" svg:width="7.357cm" svg:height="0.734cm" svg:x="0.635cm" svg:y="6.109cm">
                <draw:text-box>
                  <text:p text:style-name="P3"><text:span text:style-name="T2">Ø</text:span></text:p>
                </draw:text-box>
              </draw:frame>
            </draw:g>
          </table:table-cell>
          <table:table-cell table:number-columns-repeated="1023"/>
        </table:table-row>
        <table:table-row table:style-name="ro3">
          <table:table-cell table:style-name="ce3" office:value-type="string">
            <text:p>Définition des niveaux de la grille <text:span text:style-name="T5">N.A.M.E.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" office:value-type="string">
            <text:p>(Ø)</text:p>
          </table:table-cell>
          <table:table-cell table:style-name="ce9" office:value-type="string">
            <text:p>Aucune notion</text:p>
          </table:table-cell>
          <table:table-cell table:style-name="ce10" office:value-type="string">
            <text:p>Aucune notion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>
            <text:p>(N)</text:p>
          </table:table-cell>
          <table:table-cell table:style-name="ce9" office:value-type="string">
            <text:p>Notions</text:p>
          </table:table-cell>
          <table:table-cell table:style-name="ce11" office:value-type="string">
            <text:p>Disposer de <text:span text:style-name="T6">connaissances de base</text:span> et être capable de les</text:p>
            <text:p>appliquer à des situations simples en étant tutoré.</text:p>
          </table:table-cell>
          <table:table-cell table:number-columns-repeated="1020"/>
        </table:table-row>
        <table:table-row table:style-name="ro4">
          <table:table-cell/>
          <table:table-cell table:style-name="ce6" office:value-type="string">
            <text:p>(A)</text:p>
          </table:table-cell>
          <table:table-cell table:style-name="ce9" office:value-type="string">
            <text:p>Application</text:p>
          </table:table-cell>
          <table:table-cell table:style-name="ce11" office:value-type="string">
            <text:p>Disposer de <text:span text:style-name="T6">connaissances générales</text:span> et être capable de les appliquer de manière pratique et autonome, à des <text:span text:style-name="T6">situations courantes</text:span></text:p>
          </table:table-cell>
          <table:table-cell table:number-columns-repeated="1020"/>
        </table:table-row>
        <table:table-row table:style-name="ro4">
          <table:table-cell/>
          <table:table-cell table:style-name="ce7" office:value-type="string">
            <text:p>(M)</text:p>
          </table:table-cell>
          <table:table-cell table:style-name="ce9" office:value-type="string">
            <text:p>Maîtrise</text:p>
          </table:table-cell>
          <table:table-cell table:style-name="ce11" office:value-type="string">
            <text:p>Disposer de <text:span text:style-name="T6">connaissances approfondies</text:span> et être capable de traiter de façon <text:span text:style-name="T6">autonome</text:span> des<text:span text:style-name="T6"> situations complexes</text:span> ou inhabituelles.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>
            <text:p>(E)</text:p>
          </table:table-cell>
          <table:table-cell table:style-name="ce9" office:value-type="string">
            <text:p>Expertise</text:p>
          </table:table-cell>
          <table:table-cell table:style-name="ce11" office:value-type="string">
            <text:p>Être une référence au sein de l’organisation ou du service dans le domaine considéré, être <text:span text:style-name="T6">capable de le faire évoluer, de former et/ou d’être tuteur</text:span>.</text:p>
          </table:table-cell>
          <table:table-cell table:number-columns-repeated="1020"/>
        </table:table-row>
        <table:table-row table:style-name="ro4">
          <table:table-cell/>
          <table:table-cell table:style-name="ce4"/>
          <table:table-cell table:style-name="ce9"/>
          <table:table-cell table:style-name="ce11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-positionnement" table:style-name="ta2">
        <office:forms form:automatic-focus="false" form:apply-design-mode="false"/>
        <table:table-column table:style-name="co3" table:default-cell-style-name="ce13"/>
        <table:table-column table:style-name="co6" table:default-cell-style-name="ce18"/>
        <table:table-column table:style-name="co7" table:default-cell-style-name="ce18"/>
        <table:table-column table:style-name="co8" table:number-columns-repeated="3" table:default-cell-style-name="ce18"/>
        <table:table-column table:style-name="co9" table:default-cell-style-name="ce18"/>
        <table:table-column table:style-name="co10" table:default-cell-style-name="ce18"/>
        <table:table-column table:style-name="co7" table:number-columns-repeated="1016" table:default-cell-style-name="ce18"/>
        <table:table-row table:style-name="ro5">
          <table:table-cell table:style-name="ce12" office:value-type="string" table:number-columns-spanned="1" table:number-rows-spanned="2">
            <text:p>Bloc</text:p>
          </table:table-cell>
          <table:table-cell table:style-name="ce12" office:value-type="string" table:number-columns-spanned="1" table:number-rows-spanned="2">
            <text:p>Domaines </text:p>
          </table:table-cell>
          <table:table-cell table:style-name="ce12" office:value-type="string" table:number-columns-spanned="1" table:number-rows-spanned="2">
            <text:p>Compétences </text:p>
          </table:table-cell>
          <table:table-cell table:style-name="ce29" office:value-type="string" table:number-columns-spanned="5" table:number-rows-spanned="1">
            <office:annotation draw:style-name="gr11" draw:text-style-name="P4" svg:width="3.228cm" svg:height="1.773cm" svg:x="20.69cm" svg:y="0.025cm" draw:caption-point-x="3.023cm" draw:caption-point-y="-0.015cm">
              <dc:creator>Claire MACCIO</dc:creator>
              <dc:date>1899-12-30T00:00:00</dc:date>
              <text:p text:style-name="P4"><text:span text:style-name="T3">Claire MACCIO:</text:span></text:p>
              <text:p text:style-name="P4"><text:span text:style-name="T4">mettre une croix dans une des cinq colonnes</text:span></text:p>
              <text:p text:style-name="P4"/>
            </office:annotation>
            <text:p>NIVEAUX</text:p>
          </table:table-cell>
          <table:covered-table-cell table:number-columns-repeated="4"/>
          <table:table-cell table:style-name="ce58" office:value-type="string" table:number-columns-spanned="1" table:number-rows-spanned="2">
            <text:p>Vos activités en lien avec les compétences du C2i2e</text:p>
          </table:table-cell>
          <table:table-cell table:number-columns-repeated="1015"/>
        </table:table-row>
        <table:table-row table:style-name="ro6">
          <table:covered-table-cell table:number-columns-repeated="3"/>
          <table:table-cell table:style-name="ce30" office:value-type="string">
            <office:annotation draw:style-name="gr11" draw:text-style-name="P4" svg:width="3.228cm" svg:height="0.503cm" svg:x="12.435cm" svg:y="0.158cm" draw:caption-point-x="7.219cm" draw:caption-point-y="0.669cm">
              <dc:creator>Nicolas BITON</dc:creator>
              <dc:date>1899-12-30T00:00:00</dc:date>
              <text:p text:style-name="P4"><text:span text:style-name="T4">Aucune notion</text:span></text:p>
            </office:annotation>
            <text:p>Ø</text:p>
          </table:table-cell>
          <table:table-cell table:style-name="ce35" office:value-type="string">
            <office:annotation draw:style-name="gr11" draw:text-style-name="P4" svg:width="7.302cm" svg:height="1.058cm" svg:x="18.097cm" svg:y="0.422cm" draw:caption-point-x="2.585cm" draw:caption-point-y="0.405cm">
              <dc:creator>Nicolas BITON</dc:creator>
              <dc:date>1899-12-30T00:00:00</dc:date>
              <text:p text:style-name="P4"><text:span text:style-name="T3">NOTION</text:span></text:p>
              <text:p text:style-name="P4"><text:span text:style-name="T4">Disposer de connaissances de base et être capable de les</text:span></text:p>
              <text:p text:style-name="P4"><text:span text:style-name="T4">appliquer à des situations simples en étant tutoré.</text:span></text:p>
            </office:annotation>
            <text:p>N</text:p>
          </table:table-cell>
          <table:table-cell table:style-name="ce43" office:value-type="string">
            <office:annotation draw:style-name="gr11" draw:text-style-name="P4" svg:width="5.689cm" svg:height="1.402cm" svg:x="18.971cm" svg:y="0.422cm" draw:caption-point-x="2.739cm" draw:caption-point-y="0.405cm">
              <dc:creator>Nicolas BITON</dc:creator>
              <dc:date>1899-12-30T00:00:00</dc:date>
              <text:p text:style-name="P4"><text:span text:style-name="T3">APPLICATION</text:span></text:p>
              <text:p text:style-name="P4"><text:span text:style-name="T4">Disposer de connaissances générales et être capable de les appliquer de manière pratique et autonome, à des situations courantes</text:span></text:p>
              <text:p text:style-name="P4"/>
            </office:annotation>
            <text:p>A</text:p>
          </table:table-cell>
          <table:table-cell table:style-name="ce48" office:value-type="string">
            <office:annotation draw:style-name="gr11" draw:text-style-name="P4" svg:width="5.424cm" svg:height="1.72cm" svg:x="19.791cm" svg:y="0.422cm" draw:caption-point-x="2.868cm" draw:caption-point-y="0.405cm">
              <dc:creator>Nicolas BITON</dc:creator>
              <dc:date>1899-12-30T00:00:00</dc:date>
              <text:p text:style-name="P4"><text:span text:style-name="T3">MAITRISE</text:span></text:p>
              <text:p text:style-name="P4"><text:span text:style-name="T4">Disposer de connaissances approfondies et être capable de traiter de façon autonome des situations complexes ou inhabituelles.</text:span></text:p>
              <text:p text:style-name="P4"/>
            </office:annotation>
            <text:p>M</text:p>
          </table:table-cell>
          <table:table-cell table:style-name="ce53" office:value-type="string">
            <office:annotation draw:style-name="gr11" draw:text-style-name="P4" svg:width="5.424cm" svg:height="1.931cm" svg:x="20.69cm" svg:y="0.422cm" draw:caption-point-x="3.023cm" draw:caption-point-y="0.405cm">
              <dc:creator>Nicolas BITON</dc:creator>
              <dc:date>1899-12-30T00:00:00</dc:date>
              <text:p text:style-name="P4"><text:span text:style-name="T3">EXPERTISE</text:span></text:p>
              <text:p text:style-name="P4"><text:span text:style-name="T4">Être une référence au sein de l’organisation ou du service dans le domaine considéré, être capable de le faire évoluer, de former et/ou d’être tuteur.</text:span></text:p>
              <text:p text:style-name="P4"/>
            </office:annotation>
            <text:p>E</text:p>
          </table:table-cell>
          <table:covered-table-cell/>
          <table:table-cell table:style-name="ce13" table:number-columns-repeated="1015"/>
        </table:table-row>
        <table:table-row table:style-name="ro7">
          <table:table-cell table:style-name="ce14" office:value-type="string" table:number-columns-spanned="1" table:number-rows-spanned="12">
            <text:p>A - Compétences générales liées à l'exercice du métier</text:p>
          </table:table-cell>
          <table:table-cell table:style-name="ce19" office:value-type="string" table:number-columns-spanned="1" table:number-rows-spanned="5">
            <text:p>A.1 - Maîtrise de l'environnement numérique professionnel</text:p>
          </table:table-cell>
          <table:table-cell table:style-name="ce21" office:value-type="string">
            <text:p>1. Identifier les personnes ressources Tic et leurs rôles respectifs au niveau local, régional et national.</text:p>
          </table:table-cell>
          <table:table-cell table:style-name="ce31"/>
          <table:table-cell table:style-name="ce36"/>
          <table:table-cell table:style-name="ce44"/>
          <table:table-cell table:style-name="ce49"/>
          <table:table-cell table:style-name="ce54"/>
          <table:table-cell table:style-name="ce59"/>
          <table:table-cell table:number-columns-repeated="1015"/>
        </table:table-row>
        <table:table-row table:style-name="ro8">
          <table:covered-table-cell table:number-columns-repeated="2"/>
          <table:table-cell table:style-name="ce22" office:value-type="string">
            <text:p>2. S'approprier différentes composantes informatiques (lieux, outils, etc.) de son environnement professionnel.</text:p>
          </table:table-cell>
          <table:table-cell table:style-name="ce32"/>
          <table:table-cell table:style-name="ce37"/>
          <table:table-cell table:style-name="ce45"/>
          <table:table-cell table:style-name="ce50"/>
          <table:table-cell table:style-name="ce55"/>
          <table:table-cell table:style-name="ce60"/>
          <table:table-cell table:number-columns-repeated="1015"/>
        </table:table-row>
        <table:table-row table:style-name="ro8">
          <table:covered-table-cell table:number-columns-repeated="2"/>
          <table:table-cell table:style-name="ce22" office:value-type="string">
            <text:p>3. Choisir et utiliser les ressources et services disponibles dans un espace numérique de travail (ENT).</text:p>
          </table:table-cell>
          <table:table-cell table:style-name="ce32"/>
          <table:table-cell table:style-name="ce37"/>
          <table:table-cell table:style-name="ce45"/>
          <table:table-cell table:style-name="ce50"/>
          <table:table-cell table:style-name="ce55"/>
          <table:table-cell table:style-name="ce60"/>
          <table:table-cell table:number-columns-repeated="1015"/>
        </table:table-row>
        <table:table-row table:style-name="ro8">
          <table:covered-table-cell table:number-columns-repeated="2"/>
          <table:table-cell table:style-name="ce22" office:value-type="string">
            <text:p>4. Choisir et utiliser les outils les plus adaptés pour communiquer avec les acteurs et usagers du système éducatif.</text:p>
          </table:table-cell>
          <table:table-cell table:style-name="ce32"/>
          <table:table-cell table:style-name="ce37"/>
          <table:table-cell table:style-name="ce45"/>
          <table:table-cell table:style-name="ce50"/>
          <table:table-cell table:style-name="ce55"/>
          <table:table-cell table:style-name="ce60"/>
          <table:table-cell table:number-columns-repeated="1015"/>
        </table:table-row>
        <table:table-row table:style-name="ro9">
          <table:covered-table-cell table:number-columns-repeated="2"/>
          <table:table-cell table:style-name="ce23" office:value-type="string">
            <text:p>5. Se constituer et organiser des ressources en utilisant des sources professionnelles.</text:p>
          </table:table-cell>
          <table:table-cell table:style-name="ce33"/>
          <table:table-cell table:style-name="ce38"/>
          <table:table-cell table:style-name="ce46"/>
          <table:table-cell table:style-name="ce51"/>
          <table:table-cell table:style-name="ce56"/>
          <table:table-cell table:style-name="ce61"/>
          <table:table-cell table:number-columns-repeated="1015"/>
        </table:table-row>
        <table:table-row table:style-name="ro10">
          <table:covered-table-cell/>
          <table:table-cell table:style-name="ce20" office:value-type="string" table:number-columns-spanned="1" table:number-rows-spanned="3">
            <text:p>A.2 - Développement des compétences pour la formation tout au long de la vie</text:p>
          </table:table-cell>
          <table:table-cell table:style-name="ce24" office:value-type="string">
            <text:p>1. Utiliser des ressources en ligne ou des dispositifs de formation à distance pour sa formation.</text:p>
          </table:table-cell>
          <table:table-cell table:style-name="ce31"/>
          <table:table-cell table:style-name="ce39"/>
          <table:table-cell table:style-name="ce44"/>
          <table:table-cell table:style-name="ce49"/>
          <table:table-cell table:style-name="ce54"/>
          <table:table-cell table:style-name="ce59"/>
          <table:table-cell table:number-columns-repeated="1015"/>
        </table:table-row>
        <table:table-row table:style-name="ro9">
          <table:covered-table-cell table:number-columns-repeated="2"/>
          <table:table-cell table:style-name="ce25" office:value-type="string">
            <text:p>2. Se référer à des travaux de recherche liant savoirs, apprentissages et Tice.</text:p>
          </table:table-cell>
          <table:table-cell table:style-name="ce32"/>
          <table:table-cell table:style-name="ce40"/>
          <table:table-cell table:style-name="ce45"/>
          <table:table-cell table:style-name="ce50"/>
          <table:table-cell table:style-name="ce55"/>
          <table:table-cell table:style-name="ce60"/>
          <table:table-cell table:number-columns-repeated="1015"/>
        </table:table-row>
        <table:table-row table:style-name="ro11">
          <table:covered-table-cell table:number-columns-repeated="2"/>
          <table:table-cell table:style-name="ce26" office:value-type="string">
            <text:p>3. Pratiquer une veille pédagogique, institutionnelle, scientifique à travers des réseaux d'échanges concernant son domaine, sa discipline, son niveau d'enseignement.</text:p>
          </table:table-cell>
          <table:table-cell table:style-name="ce33"/>
          <table:table-cell table:style-name="ce41"/>
          <table:table-cell table:style-name="ce46"/>
          <table:table-cell table:style-name="ce51"/>
          <table:table-cell table:style-name="ce56"/>
          <table:table-cell table:style-name="ce61"/>
          <table:table-cell table:number-columns-repeated="1015"/>
        </table:table-row>
        <table:table-row table:style-name="ro8">
          <table:covered-table-cell/>
          <table:table-cell table:style-name="ce20" office:value-type="string" table:number-columns-spanned="1" table:number-rows-spanned="4">
            <text:p>A.3 - Responsabilité professionnelle dans le cadre du système éducatif</text:p>
          </table:table-cell>
          <table:table-cell table:style-name="ce24" office:value-type="string">
            <text:p>1. S'exprimer et communiquer en s'adaptant aux différents destinataires et espaces de diffusion (institutionnel, public, privé, interne, externe, etc.).</text:p>
          </table:table-cell>
          <table:table-cell table:style-name="ce31"/>
          <table:table-cell table:style-name="ce39"/>
          <table:table-cell table:style-name="ce44"/>
          <table:table-cell table:style-name="ce49"/>
          <table:table-cell table:style-name="ce54"/>
          <table:table-cell table:style-name="ce59"/>
          <table:table-cell table:number-columns-repeated="1015"/>
        </table:table-row>
        <table:table-row table:style-name="ro12">
          <table:covered-table-cell table:number-columns-repeated="2"/>
          <table:table-cell table:style-name="ce25" office:value-type="string">
            <text:p>2. Prendre en compte les enjeux et respecter les règles concernant notamment :</text:p>
            <text:p>- la recherche et les critères de contrôle de validité des informations ;</text:p>
            <text:p>- la sécurité informatique ;</text:p>
            <text:p>- le filtrage internet.</text:p>
          </table:table-cell>
          <table:table-cell table:style-name="ce32"/>
          <table:table-cell table:style-name="ce40"/>
          <table:table-cell table:style-name="ce45"/>
          <table:table-cell table:style-name="ce50"/>
          <table:table-cell table:style-name="ce55"/>
          <table:table-cell table:style-name="ce60"/>
          <table:table-cell table:number-columns-repeated="1015"/>
        </table:table-row>
        <table:table-row table:style-name="ro13">
          <table:covered-table-cell table:number-columns-repeated="2"/>
          <table:table-cell table:style-name="ce25" office:value-type="string">
            <text:p>3. Prendre en compte les lois et les exigences d'une utilisation professionnelle des Tice concernant notamment :</text:p>
            <text:p>- la protection des libertés individuelles et publiques ;</text:p>
            <text:p>- la sécurité des personnes ;</text:p>
            <text:p>- la protection des mineurs ;</text:p>
            <text:p>- la confidentialité des données ;</text:p>
            <text:p>- la propriété intellectuelle ;</text:p>
            <text:p>- le droit à l'image.</text:p>
          </table:table-cell>
          <table:table-cell table:style-name="ce32"/>
          <table:table-cell table:style-name="ce40"/>
          <table:table-cell table:style-name="ce45"/>
          <table:table-cell table:style-name="ce50"/>
          <table:table-cell table:style-name="ce55"/>
          <table:table-cell table:style-name="ce60"/>
          <table:table-cell table:number-columns-repeated="1015"/>
        </table:table-row>
        <table:table-row table:style-name="ro11">
          <table:covered-table-cell table:number-columns-repeated="2"/>
          <table:table-cell table:style-name="ce27" office:value-type="string">
            <text:p>4. Respecter et faire respecter la (les) charte(s) d'usage de l'établissement, notamment dans une perspective éducative d'apprentissage de la citoyenneté.</text:p>
          </table:table-cell>
          <table:table-cell table:style-name="ce34"/>
          <table:table-cell table:style-name="ce42"/>
          <table:table-cell table:style-name="ce47"/>
          <table:table-cell table:style-name="ce52"/>
          <table:table-cell table:style-name="ce57"/>
          <table:table-cell table:style-name="ce61"/>
          <table:table-cell table:number-columns-repeated="1015"/>
        </table:table-row>
        <table:table-row table:style-name="ro8">
          <table:table-cell table:style-name="ce15" office:value-type="string" table:number-columns-spanned="1" table:number-rows-spanned="16">
            <text:p>B - Compétences nécessaires à l'intégration des Tice dans sa pratique d'enseignement</text:p>
          </table:table-cell>
          <table:table-cell table:style-name="ce20" office:value-type="string" table:number-columns-spanned="1" table:number-rows-spanned="3">
            <text:p>B.1 - Travail en réseau avec l'utilisation des outils de travail collaboratif</text:p>
          </table:table-cell>
          <table:table-cell table:style-name="ce24" office:value-type="string">
            <text:p>1. Rechercher, produire, indexer, partager et mutualiser des documents, des informations, des ressources dans un environnement numérique.</text:p>
          </table:table-cell>
          <table:table-cell table:style-name="ce31"/>
          <table:table-cell table:style-name="ce39"/>
          <table:table-cell table:style-name="ce44"/>
          <table:table-cell table:style-name="ce49"/>
          <table:table-cell table:style-name="ce54"/>
          <table:table-cell table:style-name="ce59"/>
          <table:table-cell table:number-columns-repeated="1015"/>
        </table:table-row>
        <table:table-row table:style-name="ro8">
          <table:covered-table-cell table:number-columns-repeated="2"/>
          <table:table-cell table:style-name="ce25" office:value-type="string">
            <text:p>2. Contribuer à une production ou à un projet collectif au sein d'équipes disciplinaires, interdisciplinaires, transversales ou éducatives.</text:p>
          </table:table-cell>
          <table:table-cell table:style-name="ce32"/>
          <table:table-cell table:style-name="ce40"/>
          <table:table-cell table:style-name="ce45"/>
          <table:table-cell table:style-name="ce50"/>
          <table:table-cell table:style-name="ce55"/>
          <table:table-cell table:style-name="ce60"/>
          <table:table-cell table:number-columns-repeated="1015"/>
        </table:table-row>
        <table:table-row table:style-name="ro8">
          <table:covered-table-cell table:number-columns-repeated="2"/>
          <table:table-cell table:style-name="ce26" office:value-type="string">
            <text:p>3. Organiser, coordonner et animer un travail en réseau au sein d'équipes disciplinaires, interdisciplinaires, transversales ou éducatives</text:p>
          </table:table-cell>
          <table:table-cell table:style-name="ce33"/>
          <table:table-cell table:style-name="ce41"/>
          <table:table-cell table:style-name="ce46"/>
          <table:table-cell table:style-name="ce51"/>
          <table:table-cell table:style-name="ce56"/>
          <table:table-cell table:style-name="ce61"/>
          <table:table-cell table:number-columns-repeated="1015"/>
        </table:table-row>
        <table:table-row table:style-name="ro9">
          <table:covered-table-cell/>
          <table:table-cell table:style-name="ce20" office:value-type="string" table:number-columns-spanned="1" table:number-rows-spanned="5">
            <text:p>B.2 - Conception et préparation de contenus d'enseignement et de situations d'apprentissage</text:p>
          </table:table-cell>
          <table:table-cell table:style-name="ce24" office:value-type="string">
            <text:p>1. Identifier les situations d'apprentissage propices à l'utilisation des Tice.</text:p>
          </table:table-cell>
          <table:table-cell table:style-name="ce31"/>
          <table:table-cell table:style-name="ce39"/>
          <table:table-cell table:style-name="ce44"/>
          <table:table-cell table:style-name="ce49"/>
          <table:table-cell table:style-name="ce54"/>
          <table:table-cell table:style-name="ce59"/>
          <table:table-cell table:number-columns-repeated="1015"/>
        </table:table-row>
        <table:table-row table:style-name="ro11">
          <table:covered-table-cell table:number-columns-repeated="2"/>
          <table:table-cell table:style-name="ce25" office:value-type="string">
            <text:p>2. Concevoir des situations d'apprentissage et d'évaluation mettant en œuvre des logiciels généraux ou spécifiques à la discipline, au domaine et niveau d'enseignement.</text:p>
          </table:table-cell>
          <table:table-cell table:style-name="ce32"/>
          <table:table-cell table:style-name="ce40"/>
          <table:table-cell table:style-name="ce45"/>
          <table:table-cell table:style-name="ce50"/>
          <table:table-cell table:style-name="ce55"/>
          <table:table-cell table:style-name="ce60"/>
          <table:table-cell table:number-columns-repeated="1015"/>
        </table:table-row>
        <table:table-row table:style-name="ro8">
          <table:covered-table-cell table:number-columns-repeated="2"/>
          <table:table-cell table:style-name="ce25" office:value-type="string">
            <text:p>3. Concevoir des situations d'apprentissage et d'évaluation mettant en œuvre des démarches de recherche d'information.</text:p>
          </table:table-cell>
          <table:table-cell table:style-name="ce32"/>
          <table:table-cell table:style-name="ce40"/>
          <table:table-cell table:style-name="ce45"/>
          <table:table-cell table:style-name="ce50"/>
          <table:table-cell table:style-name="ce55"/>
          <table:table-cell table:style-name="ce60"/>
          <table:table-cell table:number-columns-repeated="1015"/>
        </table:table-row>
        <table:table-row table:style-name="ro14">
          <table:covered-table-cell table:number-columns-repeated="2"/>
          <table:table-cell table:style-name="ce25" office:value-type="string">
            <text:p>4. Préparer des ressources adaptées à la diversité des publics et des situations pédagogiques :</text:p>
            <text:p>- en opérant des choix entre les supports et médias utilisables</text:p>
            <text:p>- en respectant les règles de la communication.</text:p>
          </table:table-cell>
          <table:table-cell table:style-name="ce32"/>
          <table:table-cell table:style-name="ce40"/>
          <table:table-cell table:style-name="ce45"/>
          <table:table-cell table:style-name="ce50"/>
          <table:table-cell table:style-name="ce55"/>
          <table:table-cell table:style-name="ce60"/>
          <table:table-cell table:number-columns-repeated="1015"/>
        </table:table-row>
        <table:table-row table:style-name="ro9">
          <table:covered-table-cell table:number-columns-repeated="2"/>
          <table:table-cell table:style-name="ce26" office:value-type="string">
            <text:p>5. Concevoir des situations ou dispositifs de formation introduisant de la mise à distance.</text:p>
          </table:table-cell>
          <table:table-cell table:style-name="ce33"/>
          <table:table-cell table:style-name="ce41"/>
          <table:table-cell table:style-name="ce46"/>
          <table:table-cell table:style-name="ce51"/>
          <table:table-cell table:style-name="ce56"/>
          <table:table-cell table:style-name="ce61"/>
          <table:table-cell table:number-columns-repeated="1015"/>
        </table:table-row>
        <table:table-row table:style-name="ro8">
          <table:covered-table-cell/>
          <table:table-cell table:style-name="ce20" office:value-type="string" table:number-columns-spanned="1" table:number-rows-spanned="5">
            <text:p>B.3 - Mise en œuvre pédagogique</text:p>
          </table:table-cell>
          <table:table-cell table:style-name="ce24" office:value-type="string">
            <text:p>1. Conduire des situations d'apprentissage diversifiées en tirant parti du potentiel des Tic (travail collectif, individualisé, en petits groupes).</text:p>
          </table:table-cell>
          <table:table-cell table:style-name="ce31"/>
          <table:table-cell table:style-name="ce39"/>
          <table:table-cell table:style-name="ce44"/>
          <table:table-cell table:style-name="ce49"/>
          <table:table-cell table:style-name="ce54"/>
          <table:table-cell table:style-name="ce59"/>
          <table:table-cell table:number-columns-repeated="1015"/>
        </table:table-row>
        <table:table-row table:style-name="ro9">
          <table:covered-table-cell table:number-columns-repeated="2"/>
          <table:table-cell table:style-name="ce25" office:value-type="string">
            <text:p>2. Gérer l'alternance entre les activités utilisant les Tice et celles qui n'y ont pas recours.</text:p>
          </table:table-cell>
          <table:table-cell table:style-name="ce32"/>
          <table:table-cell table:style-name="ce40"/>
          <table:table-cell table:style-name="ce45"/>
          <table:table-cell table:style-name="ce50"/>
          <table:table-cell table:style-name="ce55"/>
          <table:table-cell table:style-name="ce60"/>
          <table:table-cell table:number-columns-repeated="1015"/>
        </table:table-row>
        <table:table-row table:style-name="ro11">
          <table:covered-table-cell table:number-columns-repeated="2"/>
          <table:table-cell table:style-name="ce25" office:value-type="string">
            <text:p>3. Gérer des temps et des modalités de travail différenciés, en présentiel et/ou à distance pour prendre en compte la diversité des élèves, des étudiants, des stagiaires.</text:p>
          </table:table-cell>
          <table:table-cell table:style-name="ce32"/>
          <table:table-cell table:style-name="ce40"/>
          <table:table-cell table:style-name="ce45"/>
          <table:table-cell table:style-name="ce50"/>
          <table:table-cell table:style-name="ce55"/>
          <table:table-cell table:style-name="ce60"/>
          <table:table-cell table:number-columns-repeated="1015"/>
        </table:table-row>
        <table:table-row table:style-name="ro11">
          <table:covered-table-cell table:number-columns-repeated="2"/>
          <table:table-cell table:style-name="ce25" office:value-type="string">
            <text:p>4. Utiliser les Tice pour accompagner, tutorer des élèves, des étudiants, des stagiaires dans la réalisation de leurs travaux, leurs projets, leurs recherches.</text:p>
          </table:table-cell>
          <table:table-cell table:style-name="ce32"/>
          <table:table-cell table:style-name="ce40"/>
          <table:table-cell table:style-name="ce45"/>
          <table:table-cell table:style-name="ce50"/>
          <table:table-cell table:style-name="ce55"/>
          <table:table-cell table:style-name="ce60"/>
          <table:table-cell table:number-columns-repeated="1015"/>
        </table:table-row>
        <table:table-row table:style-name="ro9">
          <table:covered-table-cell table:number-columns-repeated="2"/>
          <table:table-cell table:style-name="ce26" office:value-type="string">
            <text:p>5. Anticiper un incident technique ou savoir y faire face.</text:p>
          </table:table-cell>
          <table:table-cell table:style-name="ce33"/>
          <table:table-cell table:style-name="ce41"/>
          <table:table-cell table:style-name="ce46"/>
          <table:table-cell table:style-name="ce51"/>
          <table:table-cell table:style-name="ce56"/>
          <table:table-cell table:style-name="ce61"/>
          <table:table-cell table:number-columns-repeated="1015"/>
        </table:table-row>
        <table:table-row table:style-name="ro11">
          <table:covered-table-cell/>
          <table:table-cell table:style-name="ce20" office:value-type="string" table:number-columns-spanned="1" table:number-rows-spanned="3">
            <text:p>B.4 - Mise en œuvre de démarches d'évaluation</text:p>
          </table:table-cell>
          <table:table-cell table:style-name="ce24" office:value-type="string">
            <text:p>1. Identifier les compétences des référentiels Tic (B2i®, C2i®) mises en œuvre dans une situation de formation proposée aux élèves, aux étudiants, aux stagiaires.</text:p>
          </table:table-cell>
          <table:table-cell table:style-name="ce31"/>
          <table:table-cell table:style-name="ce39"/>
          <table:table-cell table:style-name="ce44"/>
          <table:table-cell table:style-name="ce49"/>
          <table:table-cell table:style-name="ce54"/>
          <table:table-cell table:style-name="ce59"/>
          <table:table-cell table:number-columns-repeated="1015"/>
        </table:table-row>
        <table:table-row table:style-name="ro9">
          <table:covered-table-cell table:number-columns-repeated="2"/>
          <table:table-cell table:style-name="ce25" office:value-type="string">
            <text:p>2. S'intégrer dans une démarche collective d'évaluation des compétences Tic (B2i ® ou C2i ®).</text:p>
          </table:table-cell>
          <table:table-cell table:style-name="ce32"/>
          <table:table-cell table:style-name="ce40"/>
          <table:table-cell table:style-name="ce45"/>
          <table:table-cell table:style-name="ce50"/>
          <table:table-cell table:style-name="ce55"/>
          <table:table-cell table:style-name="ce60"/>
          <table:table-cell table:number-columns-repeated="1015"/>
        </table:table-row>
        <table:table-row table:style-name="ro9">
          <table:covered-table-cell table:number-columns-repeated="2"/>
          <table:table-cell table:style-name="ce26" office:value-type="string">
            <text:p>3. Utiliser des outils d'évaluation et de suivi pédagogique.</text:p>
          </table:table-cell>
          <table:table-cell table:style-name="ce34"/>
          <table:table-cell table:style-name="ce42"/>
          <table:table-cell table:style-name="ce47"/>
          <table:table-cell table:style-name="ce52"/>
          <table:table-cell table:style-name="ce57"/>
          <table:table-cell table:style-name="ce61"/>
          <table:table-cell table:number-columns-repeated="1015"/>
        </table:table-row>
        <table:table-row table:style-name="ro6">
          <table:table-cell table:number-columns-repeated="2"/>
          <table:table-cell table:style-name="ce28" office:value-type="string">
            <text:p>nombre de compétences par niveau</text:p>
          </table:table-cell>
          <table:table-cell table:style-name="ce30" table:formula="of:=COUNTA([.D3:.D30])" office:value-type="float" office:value="0">
            <text:p>0</text:p>
          </table:table-cell>
          <table:table-cell table:style-name="ce35" table:formula="of:=COUNTA([.E3:.E30])" office:value-type="float" office:value="0">
            <text:p>0</text:p>
          </table:table-cell>
          <table:table-cell table:style-name="ce43" table:formula="of:=COUNTA([.F3:.F30])" office:value-type="float" office:value="0">
            <text:p>0</text:p>
          </table:table-cell>
          <table:table-cell table:style-name="ce48" table:formula="of:=COUNTA([.G3:.G30])" office:value-type="float" office:value="0">
            <text:p>0</text:p>
          </table:table-cell>
          <table:table-cell table:style-name="ce53" table:formula="of:=COUNTA([.H3:.H30])" office:value-type="float" office:value="0">
            <text:p>0</text:p>
          </table:table-cell>
          <table:table-cell table:number-columns-repeated="1016"/>
        </table:table-row>
        <table:table-row table:style-name="ro15">
          <table:table-cell table:number-columns-repeated="1024"/>
        </table:table-row>
        <table:table-row table:style-name="ro16">
          <table:table-cell table:style-name="ce16" office:value-type="string" table:number-columns-spanned="3" table:number-rows-spanned="1">
            <text:p>Pour obtenir le C2i2e, 23 des 28 compétences doivent être validées / prouvées</text:p>
          </table:table-cell>
          <table:covered-table-cell table:number-columns-repeated="2"/>
          <table:table-cell table:style-name="ce17" table:number-columns-repeated="6"/>
          <table:table-cell table:number-columns-repeated="1015"/>
        </table:table-row>
        <table:table-row table:style-name="ro16">
          <table:table-cell table:style-name="ce16" office:value-type="string" table:number-columns-spanned="3" table:number-rows-spanned="1">
            <text:p>Pas plus de deux compétences non évaluées par domaine</text:p>
          </table:table-cell>
          <table:covered-table-cell table:number-columns-repeated="2"/>
          <table:table-cell table:style-name="ce16" table:number-columns-repeated="6"/>
          <table:table-cell table:number-columns-repeated="1015"/>
        </table:table-row>
        <table:table-row table:style-name="ro1" table:number-rows-repeated="3">
          <table:table-cell table:style-name="ce17" table:number-columns-repeated="3"/>
          <table:table-cell table:number-columns-repeated="1021"/>
        </table:table-row>
        <table:table-row table:style-name="ro17" table:number-rows-repeated="1048538">
          <table:table-cell table:number-columns-repeated="1024"/>
        </table:table-row>
        <table:table-row table:style-name="ro1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Liberation Sans Narrow" svg:font-family="'Liberation Sans Narrow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cf1" style:family="table-cell" style:parent-style-name="Default">
      <style:table-cell-properties fo:background-color="#ff0000"/>
      <style:text-properties fo:color="#ff0000"/>
    </style:style>
    <style:style style:name="cf2" style:family="table-cell" style:parent-style-name="Default">
      <style:table-cell-properties fo:background-color="#e26b0a"/>
      <style:text-properties fo:color="#e26b0a"/>
    </style:style>
    <style:style style:name="cf3" style:family="table-cell" style:parent-style-name="Default">
      <style:table-cell-properties fo:background-color="#92d050"/>
      <style:text-properties fo:color="#92d050"/>
    </style:style>
    <style:style style:name="cf4" style:family="table-cell" style:parent-style-name="Default">
      <style:table-cell-properties fo:background-color="#00b050"/>
      <style:text-properties fo:color="#00b050"/>
    </style:style>
    <style:style style:name="cf5" style:family="table-cell" style:parent-style-name="Default">
      <style:table-cell-properties fo:background-color="#000000"/>
    </style:style>
    <style:style style:name="cf6" style:family="table-cell" style:parent-style-name="Default">
      <style:table-cell-properties fo:background-color="#ffff0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4/10/2017</text:date>, <text:time>15:3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Nicolas BITON</meta:initial-creator>
    <dc:creator>. GIPAL</dc:creator>
    <meta:creation-date>2016-01-29T09:31:19Z</meta:creation-date>
    <dc:date>2017-10-04T15:35:26.93</dc:date>
    <meta:print-date>2017-05-19T08:13:33Z</meta:print-date>
    <meta:editing-duration>PT2M3S</meta:editing-duration>
    <meta:editing-cycles>1</meta:editing-cycles>
    <meta:document-statistic meta:table-count="2" meta:cell-count="72" meta:object-count="1"/>
  </office:meta>
</office:document-meta>
</file>